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Text_20_body">
      <style:text-properties officeooo:rsid="0020266d" officeooo:paragraph-rsid="002af57a"/>
    </style:style>
    <style:style style:name="P3" style:family="paragraph" style:parent-style-name="Text_20_body">
      <style:text-properties officeooo:rsid="00279d27" officeooo:paragraph-rsid="002b549c"/>
    </style:style>
    <style:style style:name="P4" style:family="paragraph" style:parent-style-name="Heading_20_1" style:master-page-name="Right_20_Page">
      <style:paragraph-properties style:page-number="auto"/>
      <style:text-properties officeooo:rsid="00279d27" officeooo:paragraph-rsid="002b549c"/>
    </style:style>
    <style:style style:name="P5" style:family="paragraph" style:parent-style-name="Heading_20_2">
      <style:text-properties officeooo:paragraph-rsid="002af57a"/>
    </style:style>
    <style:style style:name="P6" style:family="paragraph" style:parent-style-name="Heading_20_2">
      <style:text-properties officeooo:paragraph-rsid="002b549c"/>
    </style:style>
    <style:style style:name="P7" style:family="paragraph" style:parent-style-name="Heading_20_3">
      <style:text-properties officeooo:paragraph-rsid="00277301"/>
    </style:style>
    <style:style style:name="P8" style:family="paragraph" style:parent-style-name="Heading_20_3">
      <style:text-properties officeooo:rsid="0020266d" officeooo:paragraph-rsid="002af57a"/>
    </style:style>
    <style:style style:name="P9" style:family="paragraph" style:parent-style-name="Heading_20_3">
      <style:text-properties officeooo:paragraph-rsid="002af57a"/>
    </style:style>
    <style:style style:name="P10" style:family="paragraph" style:parent-style-name="Heading_20_3">
      <style:text-properties officeooo:paragraph-rsid="002b549c"/>
    </style:style>
    <style:style style:name="T1" style:family="text">
      <style:text-properties officeooo:rsid="001d5e8e"/>
    </style:style>
    <style:style style:name="T2" style:family="text">
      <style:text-properties officeooo:rsid="0020266d"/>
    </style:style>
    <style:style style:name="T3" style:family="text">
      <style:text-properties officeooo:rsid="00279d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n’t Help Falling In Love</text:h>
      <text:h text:style-name="P6" text:outline-level="2">(<text:span text:style-name="T3">Elvis Presley</text:span>)</text:h>
      <text:h text:style-name="P10" text:outline-level="3">[VERSE 1]</text:h>
      <text:p text:style-name="P3">G <text:s text:c="3"/>Bm <text:s/>Em <text:s text:c="8"/>C <text:s text:c="4"/>G <text:s text:c="2"/>D</text:p>
      <text:p text:style-name="P3">Wise men say, only fools rush in </text:p>
      <text:p text:style-name="P3"><text:s text:c="4"/>C <text:s/>D <text:s text:c="3"/>Em <text:s text:c="3"/>C <text:s text:c="9"/>G <text:s text:c="3"/>D <text:s text:c="2"/>G</text:p>
      <text:p text:style-name="P3">But I can't help falling in love with you</text:p>
      <text:p text:style-name="P3">G <text:s text:c="4"/>Bm Em <text:s text:c="11"/>C <text:s/>G <text:s/>D</text:p>
      <text:p text:style-name="P3">Shall I stay, would it be a sin </text:p>
      <text:p text:style-name="P3"><text:s text:c="3"/>C <text:s/>D <text:s text:c="3"/>Em <text:s text:c="3"/>C <text:s text:c="9"/>G <text:s text:c="3"/>D <text:s text:c="3"/>G</text:p>
      <text:p text:style-name="P3">If I can't help falling in love with you</text:p>
      <text:h text:style-name="P10" text:outline-level="3">[BRIDGE]</text:h>
      <text:p text:style-name="P3">Bm <text:s text:c="11"/>C <text:s text:c="4"/>Bm <text:s text:c="11"/>C</text:p>
      <text:p text:style-name="P3">Like a river flows, surely to the sea</text:p>
      <text:p text:style-name="P3">Bm <text:s text:c="11"/>C <text:s text:c="4"/></text:p>
      <text:p text:style-name="P3">Darling so it goes, </text:p>
      <text:p text:style-name="P3">Bm <text:s text:c="22"/>Dm <text:s text:c="2"/>D</text:p>
      <text:p text:style-name="P3">some things are meant to be</text:p>
      <text:h text:style-name="P10" text:outline-level="3">[VERSE 2]</text:h>
      <text:p text:style-name="P3">G <text:s text:c="3"/>Bm <text:s/>Em <text:s text:c="11"/>C <text:s text:c="4"/>G <text:s text:c="2"/>D <text:s/></text:p>
      <text:p text:style-name="P3">Take my hand, take my whole life too</text:p>
      <text:p text:style-name="P3"><text:s text:c="4"/>C <text:s/>D <text:s text:c="3"/>Em <text:s text:c="3"/>C <text:s text:c="9"/>G <text:s text:c="3"/>D <text:s text:c="3"/>G <text:s text:c="5"/></text:p>
      <text:p text:style-name="P3">For I can't help falling in love with you</text:p>
      <text:h text:style-name="P10" text:outline-level="3">[BRIDGE]</text:h>
      <text:p text:style-name="P3">Bm <text:s text:c="11"/>C <text:s text:c="4"/>Bm <text:s text:c="11"/>C</text:p>
      <text:p text:style-name="P3">Like a river flows, surely to the sea</text:p>
      <text:p text:style-name="P3">Bm <text:s text:c="11"/>C <text:s text:c="4"/></text:p>
      <text:p text:style-name="P3">Darling so it goes, </text:p>
      <text:p text:style-name="P3">Bm <text:s text:c="22"/>Dm <text:s text:c="2"/>D</text:p>
      <text:p text:style-name="P3">some things are meant to be</text:p>
      <text:p text:style-name="P3"/>
      <text:p text:style-name="P3"/>
      <text:h text:style-name="P10" text:outline-level="3"><text:soft-page-break/>[VERSE 3]</text:h>
      <text:p text:style-name="P3">G <text:s text:c="3"/>Bm <text:s/>Em <text:s text:c="11"/>C <text:s text:c="4"/>G <text:s text:c="2"/>D <text:s/></text:p>
      <text:p text:style-name="P3">Take my hand, take my whole life too</text:p>
      <text:p text:style-name="P3"><text:s text:c="4"/>C <text:s/>D <text:s text:c="3"/>Em <text:s text:c="3"/>C <text:s text:c="9"/>G <text:s text:c="3"/>D <text:s text:c="3"/>G <text:s text:c="5"/></text:p>
      <text:p text:style-name="P3">For I can't help falling in love with you</text:p>
      <text:p text:style-name="P3"><text:s text:c="4"/>C <text:s/>D <text:s text:c="3"/>Em <text:s text:c="3"/>C <text:s text:c="9"/>G <text:s text:c="3"/>D <text:s text:c="3"/>G <text:s text:c="5"/></text:p>
      <text:p text:style-name="P3"><text:span text:style-name="T3">For I can't help falling in love with 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40S</meta:editing-duration>
    <meta:editing-cycles>31</meta:editing-cycles>
    <meta:generator>LibreOffice/5.2.7.2$MacOSX_X86_64 LibreOffice_project/2b7f1e640c46ceb28adf43ee075a6e8b8439ed10</meta:generator>
    <dc:title>Lyrics + Chords</dc:title>
    <dc:date>2017-08-01T10:54:04.530836000</dc:date>
    <meta:print-date>2017-04-03T12:23:29.985893000</meta:print-date>
    <meta:document-statistic meta:table-count="0" meta:image-count="0" meta:object-count="0" meta:page-count="2" meta:paragraph-count="37" meta:word-count="204" meta:character-count="1114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